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e5ca" fo:border="0.06pt solid #000000"/>
    </style:style>
    <style:style style:name="ce3" style:family="table-cell" style:parent-style-name="Default" style:data-style-name="N1"/>
    <style:style style:name="ce4" style:family="table-cell" style:parent-style-name="Default" style:data-style-name="N61">
      <style:table-cell-properties fo:background-color="#ffe5ca" fo:border="0.06pt solid #000000"/>
    </style:style>
    <style:style style:name="ce5" style:family="table-cell" style:parent-style-name="Default" style:data-style-name="N61"/>
    <style:style style:name="ce6" style:family="table-cell" style:parent-style-name="Default" style:data-style-name="N1">
      <style:table-cell-properties fo:background-color="#e0efd4" fo:border="0.06pt solid #000000"/>
    </style:style>
    <style:style style:name="ce7" style:family="table-cell" style:parent-style-name="Default">
      <style:table-cell-properties fo:background-color="#e0efd4" fo:border="0.06pt solid #000000"/>
    </style:style>
    <style:style style:name="ce8" style:family="table-cell" style:parent-style-name="Default" style:data-style-name="N1">
      <style:table-cell-properties fo:background-color="#dfcce4" fo:border="0.06pt solid #000000"/>
    </style:style>
    <style:style style:name="ce9" style:family="table-cell" style:parent-style-name="Default">
      <style:table-cell-properties fo:background-color="#dfcce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aste values from LAB_CAM2016.txt!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Copy the columns below to lithosphere.txt!</text:p>
          </table:table-cell>
          <table:covered-table-cell table:style-name="Default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Copy the columns below to lithosphere_T.txt!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hi (rad)</text:p>
          </table:table-cell>
          <table:table-cell office:value-type="string" calcext:value-type="string">
            <text:p>theta <text:s/>(rad)</text:p>
          </table:table-cell>
          <table:table-cell office:value-type="string" calcext:value-type="string">
            <text:p>LAB (m)</text:p>
          </table:table-cell>
          <table:table-cell/>
          <table:table-cell table:style-name="Default" office:value-type="string" calcext:value-type="string">
            <text:p>Distance (m)</text:p>
          </table:table-cell>
          <table:table-cell table:style-name="Default" office:value-type="string" calcext:value-type="string">
            <text:p>LAB (m)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Distance (m)</text:p>
          </table:table-cell>
          <table:table-cell office:value-type="string" calcext:value-type="string">
            <text:p>LAB (m)</text:p>
          </table:table-cell>
          <table:table-cell office:value-type="string" calcext:value-type="string">
            <text:p>Temperature (K)</text:p>
          </table:table-cell>
          <table:table-cell/>
        </table:table-row>
        <table:table-row table:style-name="ro1">
          <table:table-cell table:style-name="ce2" office:value-type="float" office:value="5.0789" calcext:value-type="float">
            <text:p>5.0789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61000" calcext:value-type="float">
            <text:p>1.61E+05</text:p>
          </table:table-cell>
          <table:table-cell/>
          <table:table-cell table:style-name="ce6" table:formula="of:=([.A3]-[.A$3])*SIN([.B3])*6371000" office:value-type="float" office:value="0" calcext:value-type="float">
            <text:p>0</text:p>
          </table:table-cell>
          <table:table-cell table:style-name="ce6" table:formula="of:=250000-[.C3]" office:value-type="float" office:value="89000" calcext:value-type="float">
            <text:p>89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3]" office:value-type="float" office:value="0" calcext:value-type="float">
            <text:p>0</text:p>
          </table:table-cell>
          <table:table-cell table:style-name="ce8" table:formula="of:=[.F3]" office:value-type="float" office:value="89000" calcext:value-type="float">
            <text:p>89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1138" calcext:value-type="float">
            <text:p>5.1138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95000" calcext:value-type="float">
            <text:p>1.95E+05</text:p>
          </table:table-cell>
          <table:table-cell/>
          <table:table-cell table:style-name="ce6" table:formula="of:=([.A4]-[.A$3])*SIN([.B4])*6371000" office:value-type="float" office:value="207580.879951233" calcext:value-type="float">
            <text:p>207581</text:p>
          </table:table-cell>
          <table:table-cell table:style-name="ce6" table:formula="of:=250000-[.C4]" office:value-type="float" office:value="55000" calcext:value-type="float">
            <text:p>55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4]" office:value-type="float" office:value="207580.879951233" calcext:value-type="float">
            <text:p>207581</text:p>
          </table:table-cell>
          <table:table-cell table:style-name="ce8" table:formula="of:=[.F4]" office:value-type="float" office:value="55000" calcext:value-type="float">
            <text:p>55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1487" calcext:value-type="float">
            <text:p>5.1487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05000" calcext:value-type="float">
            <text:p>1.05E+05</text:p>
          </table:table-cell>
          <table:table-cell/>
          <table:table-cell table:style-name="ce6" table:formula="of:=([.A5]-[.A$3])*SIN([.B5])*6371000" office:value-type="float" office:value="415161.759902462" calcext:value-type="float">
            <text:p>415162</text:p>
          </table:table-cell>
          <table:table-cell table:style-name="ce6" table:formula="of:=250000-[.C5]" office:value-type="float" office:value="145000" calcext:value-type="float">
            <text:p>145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5]" office:value-type="float" office:value="415161.759902462" calcext:value-type="float">
            <text:p>415162</text:p>
          </table:table-cell>
          <table:table-cell table:style-name="ce8" table:formula="of:=[.F5]" office:value-type="float" office:value="145000" calcext:value-type="float">
            <text:p>145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1836" calcext:value-type="float">
            <text:p>5.1836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12000" calcext:value-type="float">
            <text:p>1.12E+05</text:p>
          </table:table-cell>
          <table:table-cell/>
          <table:table-cell table:style-name="ce6" table:formula="of:=([.A6]-[.A$3])*SIN([.B6])*6371000" office:value-type="float" office:value="622742.639853695" calcext:value-type="float">
            <text:p>622743</text:p>
          </table:table-cell>
          <table:table-cell table:style-name="ce6" table:formula="of:=250000-[.C6]" office:value-type="float" office:value="138000" calcext:value-type="float">
            <text:p>138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6]" office:value-type="float" office:value="622742.639853695" calcext:value-type="float">
            <text:p>622743</text:p>
          </table:table-cell>
          <table:table-cell table:style-name="ce8" table:formula="of:=[.F6]" office:value-type="float" office:value="138000" calcext:value-type="float">
            <text:p>138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2185" calcext:value-type="float">
            <text:p>5.2185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09000" calcext:value-type="float">
            <text:p>1.09E+05</text:p>
          </table:table-cell>
          <table:table-cell/>
          <table:table-cell table:style-name="ce6" table:formula="of:=([.A7]-[.A$3])*SIN([.B7])*6371000" office:value-type="float" office:value="830323.519804923" calcext:value-type="float">
            <text:p>830324</text:p>
          </table:table-cell>
          <table:table-cell table:style-name="ce6" table:formula="of:=250000-[.C7]" office:value-type="float" office:value="141000" calcext:value-type="float">
            <text:p>141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7]" office:value-type="float" office:value="830323.519804923" calcext:value-type="float">
            <text:p>830324</text:p>
          </table:table-cell>
          <table:table-cell table:style-name="ce8" table:formula="of:=[.F7]" office:value-type="float" office:value="141000" calcext:value-type="float">
            <text:p>141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2534" calcext:value-type="float">
            <text:p>5.2534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13000" calcext:value-type="float">
            <text:p>1.13E+05</text:p>
          </table:table-cell>
          <table:table-cell/>
          <table:table-cell table:style-name="ce6" table:formula="of:=([.A8]-[.A$3])*SIN([.B8])*6371000" office:value-type="float" office:value="1037904.39975616" calcext:value-type="float">
            <text:p>1037904</text:p>
          </table:table-cell>
          <table:table-cell table:style-name="ce6" table:formula="of:=250000-[.C8]" office:value-type="float" office:value="137000" calcext:value-type="float">
            <text:p>137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8]" office:value-type="float" office:value="1037904.39975616" calcext:value-type="float">
            <text:p>1037904</text:p>
          </table:table-cell>
          <table:table-cell table:style-name="ce8" table:formula="of:=[.F8]" office:value-type="float" office:value="137000" calcext:value-type="float">
            <text:p>137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2883" calcext:value-type="float">
            <text:p>5.2883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15000" calcext:value-type="float">
            <text:p>1.15E+05</text:p>
          </table:table-cell>
          <table:table-cell/>
          <table:table-cell table:style-name="ce6" table:formula="of:=([.A9]-[.A$3])*SIN([.B9])*6371000" office:value-type="float" office:value="1245485.27970738" calcext:value-type="float">
            <text:p>1245485</text:p>
          </table:table-cell>
          <table:table-cell table:style-name="ce6" table:formula="of:=250000-[.C9]" office:value-type="float" office:value="135000" calcext:value-type="float">
            <text:p>135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9]" office:value-type="float" office:value="1245485.27970738" calcext:value-type="float">
            <text:p>1245485</text:p>
          </table:table-cell>
          <table:table-cell table:style-name="ce8" table:formula="of:=[.F9]" office:value-type="float" office:value="135000" calcext:value-type="float">
            <text:p>135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3233" calcext:value-type="float">
            <text:p>5.3233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33000" calcext:value-type="float">
            <text:p>1.33E+05</text:p>
          </table:table-cell>
          <table:table-cell/>
          <table:table-cell table:style-name="ce6" table:formula="of:=([.A10]-[.A$3])*SIN([.B10])*6371000" office:value-type="float" office:value="1453660.94728025" calcext:value-type="float">
            <text:p>1453661</text:p>
          </table:table-cell>
          <table:table-cell table:style-name="ce6" table:formula="of:=250000-[.C10]" office:value-type="float" office:value="117000" calcext:value-type="float">
            <text:p>117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10]" office:value-type="float" office:value="1453660.94728025" calcext:value-type="float">
            <text:p>1453661</text:p>
          </table:table-cell>
          <table:table-cell table:style-name="ce8" table:formula="of:=[.F10]" office:value-type="float" office:value="117000" calcext:value-type="float">
            <text:p>117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3582" calcext:value-type="float">
            <text:p>5.3582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63000" calcext:value-type="float">
            <text:p>1.63E+05</text:p>
          </table:table-cell>
          <table:table-cell/>
          <table:table-cell table:style-name="ce6" table:formula="of:=([.A11]-[.A$3])*SIN([.B11])*6371000" office:value-type="float" office:value="1661241.82723149" calcext:value-type="float">
            <text:p>1661242</text:p>
          </table:table-cell>
          <table:table-cell table:style-name="ce6" table:formula="of:=250000-[.C11]" office:value-type="float" office:value="87000" calcext:value-type="float">
            <text:p>87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11]" office:value-type="float" office:value="1661241.82723149" calcext:value-type="float">
            <text:p>1661242</text:p>
          </table:table-cell>
          <table:table-cell table:style-name="ce8" table:formula="of:=[.F11]" office:value-type="float" office:value="87000" calcext:value-type="float">
            <text:p>87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3931" calcext:value-type="float">
            <text:p>5.3931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78000" calcext:value-type="float">
            <text:p>1.78E+05</text:p>
          </table:table-cell>
          <table:table-cell/>
          <table:table-cell table:style-name="ce6" table:formula="of:=([.A12]-[.A$3])*SIN([.B12])*6371000" office:value-type="float" office:value="1868822.70718272" calcext:value-type="float">
            <text:p>1868823</text:p>
          </table:table-cell>
          <table:table-cell table:style-name="ce6" table:formula="of:=250000-[.C12]" office:value-type="float" office:value="72000" calcext:value-type="float">
            <text:p>72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12]" office:value-type="float" office:value="1868822.70718272" calcext:value-type="float">
            <text:p>1868823</text:p>
          </table:table-cell>
          <table:table-cell table:style-name="ce8" table:formula="of:=[.F12]" office:value-type="float" office:value="72000" calcext:value-type="float">
            <text:p>72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style-name="ce2" office:value-type="float" office:value="5.428" calcext:value-type="float">
            <text:p>5.428</text:p>
          </table:table-cell>
          <table:table-cell table:style-name="ce2" office:value-type="float" office:value="1.9373" calcext:value-type="float">
            <text:p>1.9373</text:p>
          </table:table-cell>
          <table:table-cell table:style-name="ce4" office:value-type="float" office:value="180000" calcext:value-type="float">
            <text:p>1.80E+05</text:p>
          </table:table-cell>
          <table:table-cell/>
          <table:table-cell table:style-name="ce6" table:formula="of:=([.A13]-[.A$3])*SIN([.B13])*6371000" office:value-type="float" office:value="2076403.58713395" calcext:value-type="float">
            <text:p>2076404</text:p>
          </table:table-cell>
          <table:table-cell table:style-name="ce6" table:formula="of:=250000-[.C13]" office:value-type="float" office:value="70000" calcext:value-type="float">
            <text:p>7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table:style-name="ce8" table:formula="of:=[.E13]" office:value-type="float" office:value="2076403.58713395" calcext:value-type="float">
            <text:p>2076404</text:p>
          </table:table-cell>
          <table:table-cell table:style-name="ce8" table:formula="of:=[.F13]" office:value-type="float" office:value="70000" calcext:value-type="float">
            <text:p>70000</text:p>
          </table:table-cell>
          <table:table-cell table:style-name="ce9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3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9">
          <table:table-cell table:number-columns-repeated="15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1:54:09.739207892</meta:creation-date>
    <dc:date>2020-02-14T07:09:32.002207538</dc:date>
    <meta:editing-duration>PT1H48M7S</meta:editing-duration>
    <meta:editing-cycles>2</meta:editing-cycles>
    <meta:generator>LibreOffice/6.0.7.3$Linux_X86_64 LibreOffice_project/00m0$Build-3</meta:generator>
    <meta:document-statistic meta:table-count="1" meta:cell-count="147" meta:object-count="0"/>
  </office:meta>
</office:document-meta>
</file>